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13c13e" officeooo:paragraph-rsid="0015379d"/>
    </style:style>
    <style:style style:name="P2" style:family="paragraph" style:parent-style-name="Standard">
      <style:text-properties officeooo:rsid="0013c13e" officeooo:paragraph-rsid="0013c13e"/>
    </style:style>
    <style:style style:name="P3" style:family="paragraph" style:parent-style-name="Standard">
      <style:text-properties officeooo:rsid="0013c13e" officeooo:paragraph-rsid="0015379d"/>
    </style:style>
    <style:style style:name="P4" style:family="paragraph" style:parent-style-name="Standard">
      <style:text-properties style:text-underline-style="solid" style:text-underline-width="auto" style:text-underline-color="font-color" fo:font-weight="bold" officeooo:rsid="0013c13e" officeooo:paragraph-rsid="0013c13e" style:font-weight-asian="bold" style:font-weight-complex="bold"/>
    </style:style>
    <style:style style:name="P5" style:family="paragraph" style:parent-style-name="Text_20_body">
      <style:text-properties officeooo:rsid="0013c13e" officeooo:paragraph-rsid="0015379d"/>
    </style:style>
    <style:style style:name="P6" style:family="paragraph" style:parent-style-name="Text_20_body">
      <style:text-properties officeooo:rsid="0013c13e" officeooo:paragraph-rsid="00156390"/>
    </style:style>
    <style:style style:name="P7" style:family="paragraph" style:parent-style-name="Text_20_body">
      <style:text-properties officeooo:paragraph-rsid="0015379d"/>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text-properties officeooo:rsid="0015379d" officeooo:paragraph-rsid="0015379d"/>
    </style:style>
    <style:style style:name="P11" style:family="paragraph" style:parent-style-name="Text_20_body">
      <style:text-properties style:text-underline-style="solid" style:text-underline-width="auto" style:text-underline-color="font-color" fo:font-weight="bold" officeooo:rsid="0015379d" officeooo:paragraph-rsid="0015379d" style:font-weight-asian="bold" style:font-weight-complex="bold"/>
    </style:style>
    <style:style style:name="T1" style:family="text">
      <style:text-properties fo:font-weight="bold" officeooo:rsid="0015379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5379d" style:font-weight-asian="normal" style:font-weight-complex="normal"/>
    </style:style>
    <style:style style:name="T4" style:family="text">
      <style:text-properties fo:font-weight="normal" officeooo:rsid="0013c13e" style:font-weight-asian="normal" style:font-weight-complex="normal"/>
    </style:style>
    <style:style style:name="T5" style:family="text">
      <style:text-properties fo:font-weight="normal" officeooo:rsid="00156390" style:font-weight-asian="normal" style:font-weight-complex="normal"/>
    </style:style>
    <style:style style:name="T6" style:family="text">
      <style:text-properties officeooo:rsid="0015379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5379d" style:font-weight-asian="bold" style:font-weight-complex="bold"/>
    </style:style>
    <style:style style:name="T9"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0" style:family="text">
      <style:text-properties fo:font-style="normal" style:text-underline-style="solid" style:text-underline-width="auto" style:text-underline-color="font-color" officeooo:rsid="0015379d" style:font-style-asian="normal" style:font-style-complex="normal"/>
    </style:style>
    <style:style style:name="T11" style:family="text">
      <style:text-properties fo:font-style="normal" style:text-underline-style="none" fo:font-weight="normal" officeooo:rsid="0015379d" style:font-style-asian="normal" style:font-weight-asian="normal" style:font-style-complex="normal" style:font-weight-complex="normal"/>
    </style:style>
    <style:style style:name="T12" style:family="text">
      <style:text-properties officeooo:rsid="0016b482"/>
    </style:style>
    <text:list-style style:name="L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span text:style-name="T9">Tell me about yourself”</text:span></text:p>
      <text:p text:style-name="P2"/>
      <text:p text:style-name="P2">Before starting asking specific questions about your skills and motivations, interviewers will often try to see what kind of person you are (shy, enthusiastic, reserved, funny…) and ask you a generic question such as:</text:p>
      <text:p text:style-name="P2">“Tell me a little <text:span text:style-name="T12">bit </text:span>about yourself” to help you get started on the interview.</text:p>
      <text:p text:style-name="P2">It’s difficult because, although the question is super simple to understand, people generally don’t know where to start, what to say, they talk too much or too little…</text:p>
      <text:p text:style-name="P2">This is why we will try to work on that point today.</text:p>
      <text:p text:style-name="P2"/>
      <text:p text:style-name="P2">I<text:span text:style-name="T7">) Personal branding:</text:span></text:p>
      <text:p text:style-name="P2">Before going to an interview, you are going to prepare...How would you like to be perceived by your potential future employer?</text:p>
      <text:p text:style-name="P2">Think about some points you would like to insist on:</text:p>
      <text:p text:style-name="P2"/>
      <text:p text:style-name="P2">I love responsibilities, I help train a junior basketball team in my village…</text:p>
      <text:p text:style-name="P2">I am super organized, I have been in charge of our group schedule in our two last SAEs…</text:p>
      <text:p text:style-name="P2">I am a very chatty person, I worked during the summer as a ...and I….</text:p>
      <text:p text:style-name="P2"/>
      <text:p text:style-name="P2">This will help you convince people of some of your positive traits!</text:p>
      <text:p text:style-name="P2"/>
      <text:p text:style-name="P4">II) Prepare your answers:</text:p>
      <text:p text:style-name="P2"/>
      <text:p text:style-name="P2">Your answer to “Tell me about yourself” could contain such elements as:</text:p>
      <text:p text:style-name="P2"/>
      <text:p text:style-name="P7"><text:span text:style-name="Strong_20_Emphasis"><text:span text:style-name="T4">- Personal Background: </text:span></text:span><text:span text:style-name="Strong_20_Emphasis"><text:span text:style-name="T3">Where you come from, where you studied, why…</text:span></text:span></text:p>
      <text:p text:style-name="P7"><text:span text:style-name="Strong_20_Emphasis"><text:span text:style-name="T2">- Academic/Professional Background: </text:span></text:span><text:span text:style-name="Strong_20_Emphasis"><text:span text:style-name="T3">Mention </text:span></text:span><text:span text:style-name="T2">key experiences, internships, or projects related to computer science.</text:span></text:p>
      <text:p text:style-name="P7"><text:span text:style-name="Strong_20_Emphasis"><text:span text:style-name="T3">- S</text:span></text:span><text:span text:style-name="Strong_20_Emphasis"><text:span text:style-name="T2">kills and Strengths:</text:span></text:span><text:span text:style-name="T2"> </text:span><text:span text:style-name="T3">List your</text:span><text:span text:style-name="T2"> technical skills, such as programming languages, frameworks, and relevant soft skills.</text:span></text:p>
      <text:p text:style-name="P7"><text:span text:style-name="Strong_20_Emphasis"><text:span text:style-name="T3">- Care</text:span></text:span><text:span text:style-name="Strong_20_Emphasis"><text:span text:style-name="T2">er Goals: </text:span></text:span><text:span text:style-name="Strong_20_Emphasis"><text:span text:style-name="T3">Be prepared if needed to talk briefly about your</text:span></text:span><text:span text:style-name="T2"> short-term and long-term career goals.</text:span></text:p>
      <text:p text:style-name="P7"><text:span text:style-name="Strong_20_Emphasis"><text:span text:style-name="T2">- Why This Role/Company:</text:span></text:span><text:span text:style-name="T2"> Add a personalized element explaining why </text:span><text:span text:style-name="T3">you</text:span><text:span text:style-name="T2"> are interested in the specific role or industry.</text:span></text:p>
      <text:p text:style-name="P11">III) Work in groups:</text:p>
      <text:p text:style-name="P5"><text:span text:style-name="Strong_20_Emphasis"><text:span text:style-name="T11">Work in small groups, alternate between being the interviewer and the interviewee and focus on the answer to “Tell me about yourself”</text:span></text:span></text:p>
      <text:h text:style-name="P1" text:outline-level="4"><text:span text:style-name="Strong_20_Emphasis"><text:span text:style-name="T10">IV) Peer feedback and Q&amp;A follow-up:</text:span></text:span></text:h>
      <text:p text:style-name="P5"><text:span text:style-name="Strong_20_Emphasis"><text:span text:style-name="T3">Get some feedback on your answers from other students:</text:span></text:span></text:p>
      <text:p text:style-name="P3"><text:span text:style-name="Strong_20_Emphasis"><text:span text:style-name="T3">where students give constructive criticism on content, delivery, body language, and fluency. For example:</text:span></text:span></text:p>
      <text:list text:style-name="L3">
        <text:list-item>
          <text:p text:style-name="P9">Did the introduction feel engaging?</text:p>
        </text:list-item>
        <text:list-item>
          <text:p text:style-name="P9">Were <text:span text:style-name="T6">your</text:span> key skills highlighted effectively?</text:p>
        </text:list-item>
        <text:list-item>
          <text:p text:style-name="P8">Was the language simple and clear, or were there moments of confusion?</text:p>
        </text:list-item>
      </text:list>
      <text:p text:style-name="P10"><text:soft-page-break/>Ask people to ask you follow-up questions: </text:p>
      <text:p text:style-name="P10">You mentioned some projects you worked on last year in group, which language…? Why did you …?</text:p>
      <text:p text:style-name="P5"><text:span text:style-name="Strong_20_Emphasis"><text:span text:style-name="T3">At the end of the exercise, people should be able to have an opinion on who answered best and why, who was most at ease...and everyone should be able to improve for next time!</text:span></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8">Make a list:</text:span></text:span></text:p>
      <text:p text:style-name="P5"><text:span text:style-name="Strong_20_Emphasis"><text:span text:style-name="T3">List below words, ideas, adjectives to describe your personality that will help you during the interview</text:span></text:span></text:p>
      <text:p text:style-name="P5"><text:span text:style-name="Strong_20_Emphasis"><text:span text:style-name="T3">.</text:span></text:span></text:p>
      <text:p text:style-name="P5"><text:span text:style-name="Strong_20_Emphasis"><text:span text:style-name="T3">.</text:span></text:span></text:p>
      <text:p text:style-name="P5"><text:span text:style-name="Strong_20_Emphasis"><text:span text:style-name="T3">.</text:span></text:span></text:p>
      <text:p text:style-name="P5"><text:span text:style-name="Strong_20_Emphasis"><text:span text:style-name="T3">.</text:span></text:span></text:p>
      <text:p text:style-name="P5"><text:span text:style-name="Strong_20_Emphasis"><text:span text:style-name="T3">.</text:span></text:span></text:p>
      <text:p text:style-name="P5"><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text:p text:style-name="P6"><text:span text:style-name="Strong_20_Emphasis"><text:span text:style-name="T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9:07:47.172512288</meta:creation-date>
    <dc:date>2024-09-02T19:36:30.320045296</dc:date>
    <meta:editing-duration>PT1M55S</meta:editing-duration>
    <meta:editing-cycles>3</meta:editing-cycles>
    <meta:generator>LibreOffice/24.2.5.2$Linux_X86_64 LibreOffice_project/d6e8b0f3fc6e8af2b00cf4969fd0d2fa45b9a62e</meta:generator>
    <meta:print-date>2024-09-02T19:38:56.290326846</meta:print-date>
    <meta:printed-by>PDF files</meta:printed-by>
    <meta:document-statistic meta:table-count="0" meta:image-count="0" meta:object-count="0" meta:page-count="2" meta:paragraph-count="51" meta:word-count="455" meta:character-count="2607" meta:non-whitespace-character-count="2202"/>
  </office:meta>
</office:document-meta>
</file>